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e73" officeooo:paragraph-rsid="001c8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ghjk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0:05:25.808775516</meta:creation-date>
    <dc:date>2019-03-15T20:05:45.822650458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6.2$Linux_X86_64 LibreOffice_project/10m0$Build-2</meta:generator>
  </office:meta>
</office:document-meta>
</file>